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1">
            <text:p>1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1">
            <text:p>1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4">
            <text:p>4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>
            <text:p>N = 6</text:p>
          </table:table-cell>
          <table:table-cell office:value-type="string">
            <text:p>Perm</text:p>
          </table:table-cell>
          <table:table-cell office:value-type="string">
            <text:p>to cy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FACT([.B11])" office:value-type="float" office:value="40320">
            <text:p>40320</text:p>
          </table:table-cell>
          <table:table-cell table:formula="of:=[.C11]/(2*[.B11])" office:value-type="float" office:value="2520">
            <text:p>2520</text:p>
          </table:table-cell>
          <table:table-cell table:number-columns-repeated="2"/>
        </table:table-row>
        <table:table-row table:style-name="ro1">
          <table:table-cell office:value-type="string">
            <text:p>Using 1 edge</text:p>
          </table:table-cell>
          <table:table-cell table:formula="of:=FACT(4)" office:value-type="float" office:value="24">
            <text:p>24</text:p>
          </table:table-cell>
          <table:table-cell table:formula="of:=[.B12]*8" office:value-type="float" office:value="192">
            <text:p>192</text:p>
          </table:table-cell>
          <table:table-cell table:formula="of:=[.C12]/8" office:value-type="float" office:value="24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25" office:value-type="float" office:value="25">
            <text:p>25</text:p>
          </table:table-cell>
        </table:table-row>
        <table:table-row table:style-name="ro1">
          <table:table-cell/>
          <table:table-cell table:formula="of:=FACT(8)" office:value-type="float" office:value="40320">
            <text:p>40320</text:p>
          </table:table-cell>
          <table:table-cell table:formula="of:=MOD([.B17];9901)" office:value-type="float" office:value="716">
            <text:p>716</text:p>
          </table:table-cell>
          <table:table-cell table:number-columns-repeated="2"/>
          <table:table-cell table:formula="of:=25 * COMBIN(24;12)" office:value-type="float" office:value="67603900">
            <text:p>676039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21000" office:value-type="float" office:value="21000">
            <text:p>21000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table:number-columns-repeated="3"/>
          <table:table-cell table:formula="of:=8" office:value-type="float" office:value="8">
            <text:p>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</text:p>
          </table:table-cell>
          <table:table-cell table:formula="of:=[.D20]*[.D21]" office:value-type="float" office:value="168000">
            <text:p>16800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4"/>
          <table:table-cell table:formula="of:=[.E20]*(SUM([.E21:.E22]))" office:value-type="float" office:value="390000">
            <text:p>39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2/12/2013</text:date>, <text:time>09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12T09:06:48.61</dc:date>
    <meta:editing-duration>P42DT7H31M31S</meta:editing-duration>
    <meta:editing-cycles>12</meta:editing-cycles>
    <meta:generator>OpenOffice.org/3.4.1$Win32 OpenOffice.org_project/341m1$Build-9593</meta:generator>
    <meta:document-statistic meta:table-count="2" meta:cell-count="1195" meta:object-count="0"/>
  </office:meta>
</office:document-meta>
</file>